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8e04" officeooo:paragraph-rsid="00178e04"/>
    </style:style>
    <style:style style:name="P2" style:family="paragraph" style:parent-style-name="Standard">
      <style:text-properties fo:language="en" fo:country="US" officeooo:rsid="00178e04" officeooo:paragraph-rsid="00190c76"/>
    </style:style>
    <style:style style:name="P3" style:family="paragraph" style:parent-style-name="Standard">
      <style:text-properties fo:language="en" fo:country="US" officeooo:rsid="00178e04" officeooo:paragraph-rsid="001b0070"/>
    </style:style>
    <style:style style:name="P4" style:family="paragraph" style:parent-style-name="Standard">
      <style:text-properties fo:language="en" fo:country="US" officeooo:rsid="00178e04" officeooo:paragraph-rsid="002057ca"/>
    </style:style>
    <style:style style:name="P5" style:family="paragraph" style:parent-style-name="Standard">
      <style:text-properties fo:language="en" fo:country="US" officeooo:rsid="00178e04" officeooo:paragraph-rsid="0022d153"/>
    </style:style>
    <style:style style:name="P6" style:family="paragraph" style:parent-style-name="Standard">
      <style:text-properties fo:language="en" fo:country="US" officeooo:rsid="00178e04" officeooo:paragraph-rsid="002336a9"/>
    </style:style>
    <style:style style:name="P7" style:family="paragraph" style:parent-style-name="Standard">
      <style:text-properties fo:language="en" fo:country="US" officeooo:rsid="00178e04" officeooo:paragraph-rsid="00317255"/>
    </style:style>
    <style:style style:name="P8" style:family="paragraph" style:parent-style-name="Standard">
      <style:text-properties fo:language="en" fo:country="US" officeooo:rsid="00178e04" officeooo:paragraph-rsid="00528f6b"/>
    </style:style>
    <style:style style:name="P9" style:family="paragraph" style:parent-style-name="Standard">
      <style:text-properties fo:language="en" fo:country="US" officeooo:rsid="00178e04" officeooo:paragraph-rsid="0053080f"/>
    </style:style>
    <style:style style:name="P10" style:family="paragraph" style:parent-style-name="Standard">
      <style:text-properties fo:language="en" fo:country="US" officeooo:rsid="00178e04" officeooo:paragraph-rsid="00638f2e"/>
    </style:style>
    <style:style style:name="P11" style:family="paragraph" style:parent-style-name="Standard">
      <style:text-properties fo:language="en" fo:country="US" officeooo:rsid="00178e04" officeooo:paragraph-rsid="00663e67"/>
    </style:style>
    <style:style style:name="P12" style:family="paragraph" style:parent-style-name="Standard">
      <style:text-properties fo:language="en" fo:country="US" officeooo:rsid="00178e04" officeooo:paragraph-rsid="006af296"/>
    </style:style>
    <style:style style:name="P13" style:family="paragraph" style:parent-style-name="Standard">
      <style:text-properties fo:language="en" fo:country="US" officeooo:rsid="00178e04" officeooo:paragraph-rsid="006e20ee"/>
    </style:style>
    <style:style style:name="P14" style:family="paragraph" style:parent-style-name="Standard">
      <style:text-properties fo:language="en" fo:country="US" officeooo:rsid="001b0070" officeooo:paragraph-rsid="001b0070"/>
    </style:style>
    <style:style style:name="P15" style:family="paragraph" style:parent-style-name="Standard">
      <style:text-properties fo:language="en" fo:country="US" officeooo:rsid="002057ca" officeooo:paragraph-rsid="002057ca"/>
    </style:style>
    <style:style style:name="P16" style:family="paragraph" style:parent-style-name="Standard">
      <style:text-properties fo:language="en" fo:country="US" officeooo:rsid="0029b136" officeooo:paragraph-rsid="0053080f"/>
    </style:style>
    <style:style style:name="P17" style:family="paragraph" style:parent-style-name="Standard">
      <style:text-properties fo:language="en" fo:country="US" officeooo:rsid="002ebbbb" officeooo:paragraph-rsid="0053080f"/>
    </style:style>
    <style:style style:name="P18" style:family="paragraph" style:parent-style-name="Standard">
      <style:text-properties fo:language="en" fo:country="US" officeooo:rsid="002efad2" officeooo:paragraph-rsid="002efad2"/>
    </style:style>
    <style:style style:name="P19" style:family="paragraph" style:parent-style-name="Standard">
      <style:text-properties fo:language="en" fo:country="US" officeooo:rsid="00317255" officeooo:paragraph-rsid="00317255"/>
    </style:style>
    <style:style style:name="P20" style:family="paragraph" style:parent-style-name="Standard">
      <style:text-properties fo:language="en" fo:country="US" officeooo:rsid="00342400" officeooo:paragraph-rsid="00342400"/>
    </style:style>
    <style:style style:name="P21" style:family="paragraph" style:parent-style-name="Standard">
      <style:text-properties fo:language="en" fo:country="US" officeooo:rsid="0039f4dd" officeooo:paragraph-rsid="0039f4dd"/>
    </style:style>
    <style:style style:name="P22" style:family="paragraph" style:parent-style-name="Standard">
      <style:text-properties fo:language="en" fo:country="US" officeooo:rsid="0039f4dd" officeooo:paragraph-rsid="005a80d4"/>
    </style:style>
    <style:style style:name="P23" style:family="paragraph" style:parent-style-name="Standard">
      <style:text-properties fo:language="en" fo:country="US" officeooo:rsid="0039f4dd" officeooo:paragraph-rsid="007e1fb9"/>
    </style:style>
    <style:style style:name="P24" style:family="paragraph" style:parent-style-name="Standard">
      <style:text-properties fo:language="en" fo:country="US" officeooo:rsid="0039f4dd" officeooo:paragraph-rsid="003be5a5" fo:background-color="transparent"/>
    </style:style>
    <style:style style:name="P25" style:family="paragraph" style:parent-style-name="Standard">
      <style:text-properties fo:language="en" fo:country="US" officeooo:rsid="0039f4dd" officeooo:paragraph-rsid="0039f4dd" fo:background-color="transparent"/>
    </style:style>
    <style:style style:name="P26" style:family="paragraph" style:parent-style-name="Standard">
      <style:text-properties fo:language="en" fo:country="US" officeooo:rsid="003be5a5" officeooo:paragraph-rsid="003be5a5" fo:background-color="transparent"/>
    </style:style>
    <style:style style:name="P27" style:family="paragraph" style:parent-style-name="Standard">
      <style:text-properties fo:language="en" fo:country="US" officeooo:rsid="00407233" officeooo:paragraph-rsid="00407233" fo:background-color="transparent"/>
    </style:style>
    <style:style style:name="P28" style:family="paragraph" style:parent-style-name="Standard">
      <style:text-properties fo:language="en" fo:country="US" officeooo:rsid="00407233" officeooo:paragraph-rsid="008300ab" fo:background-color="transparent"/>
    </style:style>
    <style:style style:name="P29" style:family="paragraph" style:parent-style-name="Standard">
      <style:text-properties fo:language="en" fo:country="US" officeooo:rsid="0040a44f" officeooo:paragraph-rsid="008300ab" fo:background-color="transparent"/>
    </style:style>
    <style:style style:name="P30" style:family="paragraph" style:parent-style-name="Standard">
      <style:text-properties fo:language="en" fo:country="US" officeooo:rsid="00490982" officeooo:paragraph-rsid="004c0fd8" fo:background-color="transparent"/>
    </style:style>
    <style:style style:name="P31" style:family="paragraph" style:parent-style-name="Standard">
      <style:text-properties fo:language="en" fo:country="US" officeooo:rsid="00317255" officeooo:paragraph-rsid="00317255" fo:background-color="transparent"/>
    </style:style>
    <style:style style:name="P32" style:family="paragraph" style:parent-style-name="Standard">
      <style:text-properties fo:language="en" fo:country="US" officeooo:rsid="00178e04" officeooo:paragraph-rsid="00178e04" fo:background-color="transparent"/>
    </style:style>
    <style:style style:name="P33" style:family="paragraph" style:parent-style-name="Standard">
      <style:text-properties fo:language="en" fo:country="US" officeooo:rsid="0041849f" officeooo:paragraph-rsid="0041849f"/>
    </style:style>
    <style:style style:name="P34" style:family="paragraph" style:parent-style-name="Standard">
      <style:text-properties fo:language="en" fo:country="US" officeooo:rsid="0041849f" officeooo:paragraph-rsid="00490982"/>
    </style:style>
    <style:style style:name="P35" style:family="paragraph" style:parent-style-name="Standard">
      <style:text-properties fo:language="en" fo:country="US" officeooo:rsid="0041849f" officeooo:paragraph-rsid="004c0fd8"/>
    </style:style>
    <style:style style:name="P36" style:family="paragraph" style:parent-style-name="Standard">
      <style:text-properties fo:language="en" fo:country="US" officeooo:rsid="0041849f" officeooo:paragraph-rsid="00528f6b"/>
    </style:style>
    <style:style style:name="P37" style:family="paragraph" style:parent-style-name="Standard">
      <style:text-properties fo:language="en" fo:country="US" officeooo:rsid="0041849f" officeooo:paragraph-rsid="005cfe03"/>
    </style:style>
    <style:style style:name="P38" style:family="paragraph" style:parent-style-name="Standard">
      <style:text-properties fo:language="en" fo:country="US" officeooo:rsid="0041849f" officeooo:paragraph-rsid="0040a44f"/>
    </style:style>
    <style:style style:name="P39" style:family="paragraph" style:parent-style-name="Standard">
      <style:text-properties fo:language="en" fo:country="US" officeooo:rsid="0041a2bc" officeooo:paragraph-rsid="00528f6b"/>
    </style:style>
    <style:style style:name="P40" style:family="paragraph" style:parent-style-name="Standard">
      <style:text-properties fo:language="en" fo:country="US" officeooo:rsid="0041e917" officeooo:paragraph-rsid="00528f6b"/>
    </style:style>
    <style:style style:name="P41" style:family="paragraph" style:parent-style-name="Standard">
      <style:text-properties fo:language="en" fo:country="US" officeooo:rsid="0041e917" officeooo:paragraph-rsid="00a1f7af"/>
    </style:style>
    <style:style style:name="P42" style:family="paragraph" style:parent-style-name="Standard">
      <style:text-properties fo:language="en" fo:country="US" officeooo:rsid="00428ce4" officeooo:paragraph-rsid="00528f6b"/>
    </style:style>
    <style:style style:name="P43" style:family="paragraph" style:parent-style-name="Standard">
      <style:text-properties fo:language="en" fo:country="US" officeooo:rsid="00435cfb" officeooo:paragraph-rsid="00528f6b"/>
    </style:style>
    <style:style style:name="P44" style:family="paragraph" style:parent-style-name="Standard">
      <style:text-properties fo:language="en" fo:country="US" officeooo:rsid="002858a0" officeooo:paragraph-rsid="0053080f"/>
    </style:style>
    <style:style style:name="P45" style:family="paragraph" style:parent-style-name="Standard">
      <style:text-properties fo:language="en" fo:country="US" fo:font-weight="bold" officeooo:rsid="00178e04" officeooo:paragraph-rsid="00178e04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0178e04" officeooo:paragraph-rsid="0041849f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0178e04" officeooo:paragraph-rsid="006b9b17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0178e04" officeooo:paragraph-rsid="00190c76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0178e04" officeooo:paragraph-rsid="0053080f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0178e04" officeooo:paragraph-rsid="008a6d4d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039f4dd" officeooo:paragraph-rsid="0039f4dd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041849f" officeooo:paragraph-rsid="00528f6b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0441a7c" officeooo:paragraph-rsid="002efad2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0428ce4" officeooo:paragraph-rsid="00528f6b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0428ce4" officeooo:paragraph-rsid="00528f6b" fo:background-color="transparent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02ebbbb" officeooo:paragraph-rsid="0053080f" fo:background-color="transparent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041849f" officeooo:paragraph-rsid="00528f6b" fo:background-color="transparent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02858a0" officeooo:paragraph-rsid="0053080f" fo:background-color="transparent" style:font-weight-asian="bold" style:font-weight-complex="bold"/>
    </style:style>
    <style:style style:name="P59" style:family="paragraph" style:parent-style-name="Standard">
      <style:text-properties fo:language="en" fo:country="US" fo:font-weight="bold" officeooo:rsid="0039f4dd" officeooo:paragraph-rsid="0039f4dd" fo:background-color="transparent" style:font-weight-asian="bold" style:font-weight-complex="bold"/>
    </style:style>
    <style:style style:name="P60" style:family="paragraph" style:parent-style-name="Standard">
      <style:text-properties fo:language="en" fo:country="US" fo:font-weight="bold" officeooo:rsid="00342400" officeooo:paragraph-rsid="00342400" fo:background-color="transparent" style:font-weight-asian="bold" style:font-weight-complex="bold"/>
    </style:style>
    <style:style style:name="P61" style:family="paragraph" style:parent-style-name="Standard">
      <style:text-properties fo:language="en" fo:country="US" fo:font-weight="bold" officeooo:rsid="00178e04" officeooo:paragraph-rsid="008bd052" fo:background-color="transparent" style:font-weight-asian="bold" style:font-weight-complex="bold"/>
    </style:style>
    <style:style style:name="P62" style:family="paragraph" style:parent-style-name="Standard">
      <style:text-properties fo:language="en" fo:country="US" fo:font-weight="bold" officeooo:rsid="00178e04" officeooo:paragraph-rsid="007cc4d0" fo:background-color="transparent" style:font-weight-asian="bold" style:font-weight-complex="bold"/>
    </style:style>
    <style:style style:name="P63" style:family="paragraph" style:parent-style-name="Standard">
      <style:text-properties fo:language="en" fo:country="US" fo:font-weight="bold" officeooo:rsid="00317255" officeooo:paragraph-rsid="00317255" fo:background-color="transparent" style:font-weight-asian="bold" style:font-weight-complex="bold"/>
    </style:style>
    <style:style style:name="P64" style:family="paragraph" style:parent-style-name="Standard">
      <style:text-properties fo:language="en" fo:country="US" fo:font-weight="bold" officeooo:rsid="00317255" officeooo:paragraph-rsid="004f33f2" fo:background-color="transparent" style:font-weight-asian="bold" style:font-weight-complex="bold"/>
    </style:style>
    <style:style style:name="P65" style:family="paragraph" style:parent-style-name="Standard">
      <style:text-properties fo:language="en" fo:country="US" fo:font-weight="bold" officeooo:rsid="00178e04" officeooo:paragraph-rsid="008bd052" fo:background-color="#ffff00" style:font-weight-asian="bold" style:font-weight-complex="bold"/>
    </style:style>
    <style:style style:name="P66" style:family="paragraph" style:parent-style-name="Standard">
      <style:text-properties fo:language="en" fo:country="US" officeooo:rsid="006e20ee" officeooo:paragraph-rsid="006e20ee"/>
    </style:style>
    <style:style style:name="P67" style:family="paragraph" style:parent-style-name="Standard">
      <style:text-properties fo:language="en" fo:country="US" officeooo:rsid="00178e04" officeooo:paragraph-rsid="00178e04"/>
    </style:style>
    <style:style style:name="P68" style:family="paragraph" style:parent-style-name="Standard">
      <style:text-properties fo:language="en" fo:country="US" officeooo:rsid="00ad296b" officeooo:paragraph-rsid="00ad296b"/>
    </style:style>
    <style:style style:name="P69" style:family="paragraph" style:parent-style-name="Standard">
      <style:text-properties fo:language="en" fo:country="US" officeooo:rsid="00aed02e" officeooo:paragraph-rsid="00aed02e"/>
    </style:style>
    <style:style style:name="T1" style:family="text">
      <style:text-properties officeooo:rsid="00190c76"/>
    </style:style>
    <style:style style:name="T2" style:family="text">
      <style:text-properties officeooo:rsid="001b0070"/>
    </style:style>
    <style:style style:name="T3" style:family="text">
      <style:text-properties officeooo:rsid="00202375"/>
    </style:style>
    <style:style style:name="T4" style:family="text">
      <style:text-properties officeooo:rsid="002057ca"/>
    </style:style>
    <style:style style:name="T5" style:family="text">
      <style:text-properties officeooo:rsid="00213793"/>
    </style:style>
    <style:style style:name="T6" style:family="text">
      <style:text-properties officeooo:rsid="0022d153"/>
    </style:style>
    <style:style style:name="T7" style:family="text">
      <style:text-properties officeooo:rsid="00235d3c"/>
    </style:style>
    <style:style style:name="T8" style:family="text">
      <style:text-properties officeooo:rsid="002670a7"/>
    </style:style>
    <style:style style:name="T9" style:family="text">
      <style:text-properties officeooo:rsid="0029b136"/>
    </style:style>
    <style:style style:name="T10" style:family="text">
      <style:text-properties officeooo:rsid="002b823e"/>
    </style:style>
    <style:style style:name="T11" style:family="text">
      <style:text-properties officeooo:rsid="002ebbbb"/>
    </style:style>
    <style:style style:name="T12" style:family="text">
      <style:text-properties officeooo:rsid="002efad2"/>
    </style:style>
    <style:style style:name="T13" style:family="text">
      <style:text-properties officeooo:rsid="00300c1b"/>
    </style:style>
    <style:style style:name="T14" style:family="text">
      <style:text-properties officeooo:rsid="00357946"/>
    </style:style>
    <style:style style:name="T15" style:family="text">
      <style:text-properties officeooo:rsid="00368013"/>
    </style:style>
    <style:style style:name="T16" style:family="text">
      <style:text-properties officeooo:rsid="003787ec"/>
    </style:style>
    <style:style style:name="T17" style:family="text">
      <style:text-properties officeooo:rsid="0038c427"/>
    </style:style>
    <style:style style:name="T18" style:family="text">
      <style:text-properties officeooo:rsid="003be5a5"/>
    </style:style>
    <style:style style:name="T19" style:family="text">
      <style:text-properties officeooo:rsid="00407233"/>
    </style:style>
    <style:style style:name="T20" style:family="text">
      <style:text-properties officeooo:rsid="0040a44f"/>
    </style:style>
    <style:style style:name="T21" style:family="text">
      <style:text-properties officeooo:rsid="0041849f"/>
    </style:style>
    <style:style style:name="T22" style:family="text">
      <style:text-properties officeooo:rsid="0041a2bc"/>
    </style:style>
    <style:style style:name="T23" style:family="text">
      <style:text-properties officeooo:rsid="0041e917"/>
    </style:style>
    <style:style style:name="T24" style:family="text">
      <style:text-properties officeooo:rsid="00428ce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35cfb" style:font-weight-asian="bold" style:font-weight-complex="bold"/>
    </style:style>
    <style:style style:name="T27" style:family="text">
      <style:text-properties fo:font-weight="bold" officeooo:rsid="004f1a65" style:font-weight-asian="bold" style:font-weight-complex="bold"/>
    </style:style>
    <style:style style:name="T28" style:family="text">
      <style:text-properties fo:font-weight="bold" officeooo:rsid="0053080f" style:font-weight-asian="bold" style:font-weight-complex="bold"/>
    </style:style>
    <style:style style:name="T29" style:family="text">
      <style:text-properties officeooo:rsid="00435cfb"/>
    </style:style>
    <style:style style:name="T30" style:family="text">
      <style:text-properties officeooo:rsid="00490982"/>
    </style:style>
    <style:style style:name="T31" style:family="text">
      <style:text-properties officeooo:rsid="00496ecd"/>
    </style:style>
    <style:style style:name="T32" style:family="text">
      <style:text-properties officeooo:rsid="004c0fd8"/>
    </style:style>
    <style:style style:name="T33" style:family="text">
      <style:text-properties officeooo:rsid="004df827"/>
    </style:style>
    <style:style style:name="T34" style:family="text">
      <style:text-properties officeooo:rsid="004f1a65"/>
    </style:style>
    <style:style style:name="T35" style:family="text">
      <style:text-properties officeooo:rsid="004f33f2"/>
    </style:style>
    <style:style style:name="T36" style:family="text">
      <style:text-properties officeooo:rsid="00528f6b"/>
    </style:style>
    <style:style style:name="T37" style:family="text">
      <style:text-properties officeooo:rsid="0053080f"/>
    </style:style>
    <style:style style:name="T38" style:family="text">
      <style:text-properties officeooo:rsid="0059f0fb"/>
    </style:style>
    <style:style style:name="T39" style:family="text">
      <style:text-properties officeooo:rsid="005b560d"/>
    </style:style>
    <style:style style:name="T40" style:family="text">
      <style:text-properties officeooo:rsid="005cfe03"/>
    </style:style>
    <style:style style:name="T41" style:family="text">
      <style:text-properties officeooo:rsid="005e5706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5e760b" style:font-weight-asian="normal" style:font-weight-complex="normal"/>
    </style:style>
    <style:style style:name="T44" style:family="text">
      <style:text-properties officeooo:rsid="006034bf"/>
    </style:style>
    <style:style style:name="T45" style:family="text">
      <style:text-properties officeooo:rsid="0061e2aa"/>
    </style:style>
    <style:style style:name="T46" style:family="text">
      <style:text-properties officeooo:rsid="00638f2e"/>
    </style:style>
    <style:style style:name="T47" style:family="text">
      <style:text-properties officeooo:rsid="0063f3bd"/>
    </style:style>
    <style:style style:name="T48" style:family="text">
      <style:text-properties officeooo:rsid="00663e67"/>
    </style:style>
    <style:style style:name="T49" style:family="text">
      <style:text-properties officeooo:rsid="00697732"/>
    </style:style>
    <style:style style:name="T50" style:family="text">
      <style:text-properties officeooo:rsid="006af296"/>
    </style:style>
    <style:style style:name="T51" style:family="text">
      <style:text-properties officeooo:rsid="006b9b17"/>
    </style:style>
    <style:style style:name="T52" style:family="text">
      <style:text-properties officeooo:rsid="006e20ee"/>
    </style:style>
    <style:style style:name="T53" style:family="text">
      <style:text-properties officeooo:rsid="006f3f85"/>
    </style:style>
    <style:style style:name="T54" style:family="text">
      <style:text-properties officeooo:rsid="0071d9a6"/>
    </style:style>
    <style:style style:name="T55" style:family="text">
      <style:text-properties officeooo:rsid="007767fa"/>
    </style:style>
    <style:style style:name="T56" style:family="text">
      <style:text-properties officeooo:rsid="007824db"/>
    </style:style>
    <style:style style:name="T57" style:family="text">
      <style:text-properties officeooo:rsid="007839c1"/>
    </style:style>
    <style:style style:name="T58" style:family="text">
      <style:text-properties officeooo:rsid="007b82e0"/>
    </style:style>
    <style:style style:name="T59" style:family="text">
      <style:text-properties officeooo:rsid="007cc4d0"/>
    </style:style>
    <style:style style:name="T60" style:family="text">
      <style:text-properties fo:color="#ff3333"/>
    </style:style>
    <style:style style:name="T61" style:family="text">
      <style:text-properties officeooo:rsid="007e1fb9"/>
    </style:style>
    <style:style style:name="T62" style:family="text">
      <style:text-properties officeooo:rsid="007f0780"/>
    </style:style>
    <style:style style:name="T63" style:family="text">
      <style:text-properties officeooo:rsid="00809b9e"/>
    </style:style>
    <style:style style:name="T64" style:family="text">
      <style:text-properties officeooo:rsid="008300ab"/>
    </style:style>
    <style:style style:name="T65" style:family="text">
      <style:text-properties officeooo:rsid="00867713"/>
    </style:style>
    <style:style style:name="T66" style:family="text">
      <style:text-properties officeooo:rsid="0087011f"/>
    </style:style>
    <style:style style:name="T67" style:family="text">
      <style:text-properties officeooo:rsid="008a6d4d"/>
    </style:style>
    <style:style style:name="T68" style:family="text">
      <style:text-properties style:use-window-font-color="true" officeooo:rsid="008bb705"/>
    </style:style>
    <style:style style:name="T69" style:family="text">
      <style:text-properties officeooo:rsid="008bd052"/>
    </style:style>
    <style:style style:name="T70" style:family="text">
      <style:text-properties officeooo:rsid="008d2c3e"/>
    </style:style>
    <style:style style:name="T71" style:family="text">
      <style:text-properties officeooo:rsid="008e5504"/>
    </style:style>
    <style:style style:name="T72" style:family="text">
      <style:text-properties officeooo:rsid="009158cc"/>
    </style:style>
    <style:style style:name="T73" style:family="text">
      <style:text-properties officeooo:rsid="00917e89"/>
    </style:style>
    <style:style style:name="T74" style:family="text">
      <style:text-properties officeooo:rsid="0093d275"/>
    </style:style>
    <style:style style:name="T75" style:family="text">
      <style:text-properties officeooo:rsid="00977dee"/>
    </style:style>
    <style:style style:name="T76" style:family="text">
      <style:text-properties officeooo:rsid="009801d1"/>
    </style:style>
    <style:style style:name="T77" style:family="text">
      <style:text-properties officeooo:rsid="00a06eaf"/>
    </style:style>
    <style:style style:name="T78" style:family="text">
      <style:text-properties officeooo:rsid="00a1939d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41e917" fo:background-color="transparent" loext:char-shading-value="0"/>
    </style:style>
    <style:style style:name="T81" style:family="text">
      <style:text-properties officeooo:rsid="0087011f" fo:background-color="transparent" loext:char-shading-value="0"/>
    </style:style>
    <style:style style:name="T82" style:family="text">
      <style:text-properties officeooo:rsid="00a94d4b"/>
    </style:style>
    <style:style style:name="T83" style:family="text">
      <style:text-properties officeooo:rsid="00ab3f05"/>
    </style:style>
    <style:style style:name="T84" style:family="text">
      <style:text-properties officeooo:rsid="00b101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Q <text:span text:style-name="T37">1</text:span>: </text:p>
      <text:p text:style-name="P45">What is the Lightning Network?</text:p>
      <text:p text:style-name="P1"/>
      <text:p text:style-name="P1">A: </text:p>
      <text:p text:style-name="P1">The Lightning Network is currently under development. <text:span text:style-name="T44">It</text:span> will become a decentralized network that enables instant off-chain <text:span text:style-name="T42">transfer of </text:span><text:span text:style-name="T43">the ownership </text:span><text:span text:style-name="T42">bitcoin, </text:span>without the need <text:span text:style-name="T1">of</text:span> a trusted third party.</text:p>
      <text:p text:style-name="P1">The system utilizes bidirectional payment channels that consist of multi-signature addresses.</text:p>
      <text:p text:style-name="P1">One on-chain transaction is needed to open a channel and another on-chain transaction <text:span text:style-name="T44">can</text:span> close the channel.</text:p>
      <text:p text:style-name="P1">Once a channel is open, value can be transferred instantly between <text:span text:style-name="T44">counterparts</text:span>, who are exchanging normal bitcoin transactions, but without broadcasting them to the bitcoin network.</text:p>
      <text:p text:style-name="P1">New transactions will replace previous transactions and the <text:span text:style-name="T44">counterparts</text:span> will store</text:p>
      <text:p text:style-name="P1">everything locally as long as the channel stays open.</text:p>
      <text:p text:style-name="P1"/>
      <text:p text:style-name="P1"/>
      <text:p text:style-name="P45">Q <text:span text:style-name="T37">2</text:span>: </text:p>
      <text:p text:style-name="P45">Is <text:span text:style-name="T84">the </text:span>Lightning <text:span text:style-name="T84">Network</text:span> open source?</text:p>
      <text:p text:style-name="P1"/>
      <text:p text:style-name="P1">A: </text:p>
      <text:p text:style-name="P1">Yes, Lightning <text:span text:style-name="T3">is</text:span> <text:span text:style-name="T3">open </text:span>source. Anyone can review the code, <text:span text:style-name="T45">just</text:span> <text:span text:style-name="T45">in the same way</text:span> <text:span text:style-name="T45">as </text:span>the bitcoin code.</text:p>
      <text:p text:style-name="P1"/>
      <text:p text:style-name="P1"/>
      <text:p text:style-name="P45">Q <text:span text:style-name="T37">3</text:span>: </text:p>
      <text:p text:style-name="P45">Who owns and controls the Lightning Network?</text:p>
      <text:p text:style-name="P1"/>
      <text:p text:style-name="P1">A: </text:p>
      <text:p text:style-name="P1">Similar to the bitcoin network, no one will ever own or control the <text:span text:style-name="T46">a </text:span>Lightning Network.</text:p>
      <text:p text:style-name="P10">The code <text:span text:style-name="T3">is</text:span> open source and free for anyone to download and review. </text:p>
      <text:p text:style-name="P10">Anyone <text:span text:style-name="T46">can</text:span> run a node <text:span text:style-name="T46">and be part of the network</text:span>.</text:p>
      <text:p text:style-name="P1"/>
      <text:p text:style-name="P1"/>
      <text:p text:style-name="P45">Q <text:span text:style-name="T37">4</text:span>: </text:p>
      <text:p text:style-name="P45">Who is <text:span text:style-name="T47">the inventors of</text:span> the Lightning Network?</text:p>
      <text:p text:style-name="P1"/>
      <text:p text:style-name="P1">A: </text:p>
      <text:p text:style-name="P5">Joseph Poon and Thaddeus Dryja wrote The Lightning white paper. </text:p>
      <text:p text:style-name="P5"><text:span text:style-name="T6">Lightning is an open source project so a</text:span>nyone <text:span text:style-name="T6">is free to</text:span> contribute with code<text:span text:style-name="T6">.</text:span> </text:p>
      <text:p text:style-name="P15">There are currently 5 independent implementations under development: </text:p>
      <text:p text:style-name="P4"/>
      <text:p text:style-name="P15">Blockstream's C lightning:</text:p>
      <text:p text:style-name="P4">Blockstream <text:span text:style-name="T4">currently have</text:span> two employees who are dedicated to Lightning development.</text:p>
      <text:p text:style-name="P1"/>
      <text:p text:style-name="P1">Blockchain’s Thunder network</text:p>
      <text:p text:style-name="P1"/>
      <text:p text:style-name="P6">ACINQ <text:span text:style-name="T5">have </text:span>successfully implemented Bitfury's Flare routing algorithm into Eclair, and tested it on a live network of 2500 servers</text:p>
      <text:p text:style-name="P6"/>
      <text:p text:style-name="P6">Amiko Pay </text:p>
      <text:p text:style-name="P1"/>
      <text:p text:style-name="P1">KimDotCom's BitCache lightning network <text:span text:style-name="T7">(confirmation needed, I’m not sure about this one) </text:span></text:p>
      <text:p text:style-name="P45"/>
      <text:p text:style-name="P1"><text:soft-page-break/><text:span text:style-name="T25">Q </text:span><text:span text:style-name="T28">5</text:span><text:span text:style-name="T25">: </text:span></text:p>
      <text:p text:style-name="P45">Does the <text:span text:style-name="T48">Lightning Network</text:span> have its own “Lightning coins”?</text:p>
      <text:p text:style-name="P1"/>
      <text:p text:style-name="P1">A: </text:p>
      <text:p text:style-name="P11">No, that’s not how <text:span text:style-name="T48">it</text:span> works. </text:p>
      <text:p text:style-name="P11"><text:span text:style-name="T48">A Lightning Network</text:span> will be using real bitcoin transactions with actual bitcoins in them</text:p>
      <text:p text:style-name="P1"/>
      <text:p text:style-name="P46"/>
      <text:p text:style-name="P45">Q <text:span text:style-name="T37">6</text:span>: </text:p>
      <text:p text:style-name="P45">Is the L<text:span text:style-name="T49">ightning</text:span> <text:span text:style-name="T82">Network </text:span>dependent on consensus to be implemented?</text:p>
      <text:p text:style-name="P1"/>
      <text:p text:style-name="P1">A: </text:p>
      <text:p text:style-name="P12">No, <text:span text:style-name="T49">a Lightning Network</text:span> builds an additional layer on top <text:span text:style-name="T1">of the</text:span> bitcoin <text:span text:style-name="T1">network. </text:span></text:p>
      <text:p text:style-name="P12"><text:span text:style-name="T1">T</text:span>herefore <text:span text:style-name="T50">it is </text:span>not dependent on consensus in the bitcoin network itself.</text:p>
      <text:p text:style-name="P1"/>
      <text:p text:style-name="P18"/>
      <text:p text:style-name="P53">Q 7: </text:p>
      <text:p text:style-name="P47">Will there be any <text:span text:style-name="T8">form of </text:span>custodia<text:span text:style-name="T75">n</text:span> risk in <text:span text:style-name="T51">a</text:span> Lightning Network? </text:p>
      <text:p text:style-name="P47"><text:span text:style-name="T51">Do I need to</text:span> trust anyone to hold my money <text:span text:style-name="T51">on my behalf</text:span>?</text:p>
      <text:p text:style-name="P45"/>
      <text:p text:style-name="P1">A: </text:p>
      <text:p text:style-name="P13">No, th<text:span text:style-name="T54">is</text:span> system is not based on trust; you remain in full control of your money. </text:p>
      <text:p text:style-name="P13">If anything goes wrong you simply broadcast <text:span text:style-name="T52">the latest</text:span> state <text:span text:style-name="T52">of your channel</text:span> <text:span text:style-name="T52">as a normal </text:span></text:p>
      <text:p text:style-name="P66">on-chain bitcoin transaction.</text:p>
      <text:p text:style-name="P13"><text:span text:style-name="T52">A</text:span>ll your money <text:span text:style-name="T52">will be</text:span> returned to you<text:span text:style-name="T53">r address, and it will be recorded on the blockchain as a normal on-chain bitcoin transaction.</text:span></text:p>
      <text:p text:style-name="P1"/>
      <text:p text:style-name="P31"/>
      <text:p text:style-name="P63">Q <text:span text:style-name="T37">8</text:span>:</text:p>
      <text:p text:style-name="P63">I’ve heard that Lightning transactions is happening “off-chain”...Does that mean that my bitcoins will be removed from the blockchain?</text:p>
      <text:p text:style-name="P19"/>
      <text:p text:style-name="P19">A:</text:p>
      <text:p text:style-name="P24">No, <text:span text:style-name="T18">your</text:span> coins <text:span text:style-name="T38">will </text:span>never leave the blockchain. </text:p>
      <text:p text:style-name="P26">Instead your coins will be held in a multi-signature address as long as your channel stays open.</text:p>
      <text:p text:style-name="P26">“Off-chain” is not a perfect term, but it is used due to the fact that the transfer of ownership is no longer reflected on the blockchain. </text:p>
      <text:p text:style-name="P19"/>
      <text:p text:style-name="P31"/>
      <text:p text:style-name="P63">Q <text:span text:style-name="T37">9</text:span>:</text:p>
      <text:p text:style-name="P63">I’ve heard that the Lightning Network will require <text:span text:style-name="T21">my bitcoins to be locked up</text:span>... </text:p>
      <text:p text:style-name="P64"><text:span text:style-name="T35">You do realize that no one</text:span> <text:span text:style-name="T32">wants to</text:span> lock up their bitcoins?</text:p>
      <text:p text:style-name="P32"/>
      <text:p text:style-name="P19">A:</text:p>
      <text:p text:style-name="P33">If your interpretation is that Lightning will make your money less accessible, th<text:span text:style-name="T76">e</text:span>n you are clearly misinformed. </text:p>
      <text:p text:style-name="P33">The fact is that your money <text:span text:style-name="T32">will actually</text:span> <text:span text:style-name="T32">become</text:span> more accessible when held in a Lightning channel. </text:p>
      <text:p text:style-name="P33">First of all, you do <text:span text:style-name="T38">not</text:span> need to wait for conformations in a Lightning Network, your money can be moved almost instantly within this network.</text:p>
      <text:p text:style-name="P35">Second, bringing your money “back on chain” is just as easy as sending a normal bitcoin transaction. You just wait for the first confirmation and your money is no longer “off chain”</text:p>
      <text:p text:style-name="P35"><text:soft-page-break/><text:span text:style-name="T30">The only exception is the rare case that your channel breaks down in the middle of a transaction (counterpart goes offline) <text:s text:c="3"/></text:span><text:s text:c="3"/></text:p>
      <text:p text:style-name="P34"/>
      <text:p text:style-name="P30">In this <text:span text:style-name="T31">exceptional </text:span>case; <text:span text:style-name="T31">you will be subjected to a short time delay before you can spend your money. The length of this delay will vary, depending upon the parameters you have applied to your channel. <text:s/></text:span></text:p>
      <text:p text:style-name="P7"/>
      <text:p text:style-name="P45"/>
      <text:p text:style-name="P45">Q <text:span text:style-name="T37">10</text:span>: </text:p>
      <text:p text:style-name="P45"><text:span text:style-name="T55">Will</text:span> <text:span text:style-name="T55">a</text:span> Lightning Network <text:span text:style-name="T55">have</text:span> its own blockchain?</text:p>
      <text:p text:style-name="P1"/>
      <text:p text:style-name="P1">A: </text:p>
      <text:p text:style-name="P1">No, Lightning is dependent on the bitcoin blockchain. On-chain bitcoin transactions are needed to open and to close “channels” between peers (nodes) in the <text:span text:style-name="T57">network</text:span>.</text:p>
      <text:p text:style-name="P1">Once a channel is open, <text:span text:style-name="T56">the ownership of </text:span>bitcoin can be <text:span text:style-name="T56">transferred</text:span> off-chain in both directions.</text:p>
      <text:p text:style-name="P1">The transactions inside a channel are real bitcoin transactions, but they are not broadcasted to the bitcoin network as long as the channel stays open.</text:p>
      <text:p text:style-name="P1">Instead those involved <text:span text:style-name="T57">in a channel will </text:span>store the transactions locally.</text:p>
      <text:p text:style-name="P1">This enables instant transactions and a near unlimited capacity within a <text:span text:style-name="T57">Lightning Network</text:span>.</text:p>
      <text:p text:style-name="P2"/>
      <text:p text:style-name="P2"/>
      <text:p text:style-name="P48">Q <text:span text:style-name="T37">11</text:span>: </text:p>
      <text:p text:style-name="P48">Will there be any form of mining <text:span text:style-name="T58">to secure</text:span> <text:span text:style-name="T1">the</text:span> L<text:span text:style-name="T1">ightning </text:span>N<text:span text:style-name="T1">etwork</text:span>?</text:p>
      <text:p text:style-name="P1"/>
      <text:p text:style-name="P2">A: </text:p>
      <text:p text:style-name="P2">No, security is provided by the bitcoin miners in <text:span text:style-name="T58">the </text:span>underlying bitcoin network</text:p>
      <text:p text:style-name="P1"/>
      <text:p text:style-name="P60"/>
      <text:p text:style-name="P60">Q <text:span text:style-name="T37">12</text:span>:</text:p>
      <text:p text:style-name="P61"><text:span text:style-name="T69">The </text:span>main chain <text:span text:style-name="T69">of bitcoin is secured by a hash rate of 2</text:span><text:span text:style-name="T60"> </text:span><text:span text:style-name="T68">ExaHash/s</text:span>, <text:span text:style-name="T59">but</text:span> <text:span text:style-name="T59">a </text:span>Lightning <text:span text:style-name="T59">Network</text:span> <text:span text:style-name="T70">doesn't have any </text:span>hash rate <text:span text:style-name="T70">at all</text:span>...</text:p>
      <text:p text:style-name="P62"><text:span text:style-name="T69">So h</text:span>ow can <text:span text:style-name="T38">a L</text:span>ightning <text:span text:style-name="T38">Network</text:span> be as secure as <text:span text:style-name="T38">the</text:span> main chain?</text:p>
      <text:p text:style-name="P65"/>
      <text:p text:style-name="P20">A:</text:p>
      <text:p text:style-name="P23">The security in a Lightning Network is extracted from the underlying Bitcoin Network. </text:p>
      <text:p text:style-name="P23">A Lightning Network can not operate on its own, it is completely dependent on the underlaying <text:span text:style-name="T62">bitcoin </text:span>network <text:span text:style-name="T61">for security</text:span>. </text:p>
      <text:p text:style-name="P22"/>
      <text:p text:style-name="P22">Basically the bitcoin network takes the role <text:span text:style-name="T71">as</text:span> a safety net underneath the Lightning Network. <text:span text:style-name="T71">If something</text:span> goes wrong in a Lightning <text:span text:style-name="T71">channel</text:span> (like your counterpart going offline) you <text:span text:style-name="T71">will always have the option to</text:span> fall back into the safety-net. </text:p>
      <text:p text:style-name="P22"><text:span text:style-name="T71">(You simply </text:span>broadcast the latest state of your channel as a normal on-chain bitcoin transaction<text:span text:style-name="T71">)</text:span> </text:p>
      <text:p text:style-name="P21"/>
      <text:p text:style-name="P21"/>
      <text:p text:style-name="P51">Q <text:span text:style-name="T37">13</text:span>:</text:p>
      <text:p text:style-name="P59">Does a Lightning Network have its own <text:span text:style-name="T19">public </text:span>ledger or <text:span text:style-name="T19">some sort of </text:span>database of all transactions?</text:p>
      <text:p text:style-name="P25"/>
      <text:p text:style-name="P27">A:</text:p>
      <text:p text:style-name="P27">No, a Lightning Network does not have its own ledger <text:span text:style-name="T63">and there is no database</text:span>.</text:p>
      <text:p text:style-name="P27">Holding value on a Lightning Network means that you are in possession of <text:span text:style-name="T39">double-</text:span>signed transactions. <text:span text:style-name="T20">The transactions</text:span> are valid, but they are not yet broadcasted to the Bitcoin Network.</text:p>
      <text:p text:style-name="P28"><text:soft-page-break/>The transaction<text:span text:style-name="T20">s</text:span> you are holding are of <text:span text:style-name="T20">the</text:span> 2 of 2 multi-signature type. </text:p>
      <text:p text:style-name="P28"><text:span text:style-name="T20">Both y</text:span>ou and your counterpart <text:span text:style-name="T20">will sign, and you will both store the transactions locally. </text:span></text:p>
      <text:p text:style-name="P29"/>
      <text:p text:style-name="P29"><text:span text:style-name="T64">These transactions</text:span> <text:span text:style-name="T64">will use a multi-signature address as their input (the funding address) </text:span></text:p>
      <text:p text:style-name="P29"><text:span text:style-name="T64">and they will point at two different addresses for their output.</text:span> </text:p>
      <text:p text:style-name="P29">One output is pointing to an address that only you <text:span text:style-name="T72">can </text:span>control, and the other output is pointing to an address that only your counterpart <text:span text:style-name="T72">can </text:span>control. </text:p>
      <text:p text:style-name="P38"/>
      <text:p text:style-name="P36"/>
      <text:p text:style-name="P52">Q <text:span text:style-name="T37">14</text:span>:</text:p>
      <text:p text:style-name="P57">How can you say that the Lightning Network <text:span text:style-name="T83">is using</text:span> real bitcoin transactions? </text:p>
      <text:p text:style-name="P57"><text:span text:style-name="T33">You do realize that it’s not a real </text:span>bitcoin transaction if it’s not recorded on the blockchain? </text:p>
      <text:p text:style-name="P8"/>
      <text:p text:style-name="P36"><text:span text:style-name="T22">Short </text:span>A:</text:p>
      <text:p text:style-name="P36">To understand this we first need to understand what a bitcoin transaction really is…</text:p>
      <text:p text:style-name="P37">The fact is; That there are no “coins” in Bitcoin…</text:p>
      <text:p text:style-name="P37">There are only <text:span text:style-name="T40">signed messages and updates to</text:span> the blockchain.</text:p>
      <text:p text:style-name="P36"/>
      <text:p text:style-name="P36"><text:span text:style-name="T29">So l</text:span>ets say that Alice is sending 1 bitcoin to Bob… </text:p>
      <text:p text:style-name="P36">We call this a per-to-per transaction due to the fact that the ownership of value is transferred directly from Alice to Bob. </text:p>
      <text:p text:style-name="P36">But Bob does not actually receive a “digital coin” from Alice.</text:p>
      <text:p text:style-name="P39">The thing <text:span text:style-name="T40">that</text:span> <text:span text:style-name="T40">in reality is happening</text:span>; is that all the nodes in the network <text:span text:style-name="T40">will</text:span> up<text:span text:style-name="T23">date</text:span> their local copy of the public ledger. </text:p>
      <text:p text:style-name="P39">The public ledger is up<text:span text:style-name="T23">dated</text:span> so that; the “coin” that was <text:span text:style-name="T29">before</text:span> regi<text:span text:style-name="T73">stered </text:span>in an address controlled by Alice, is now instead regi<text:span text:style-name="T73">stered</text:span> in an address controlled by Bob.</text:p>
      <text:p text:style-name="P36"/>
      <text:p text:style-name="P39">Long A:</text:p>
      <text:p text:style-name="P36">The bitcoin transaction that Alice is sending <text:span text:style-name="T22">to Bob</text:span>, is in reality just a signed message that Alice is broadcasting <text:span text:style-name="T22">to everybody</text:span>. </text:p>
      <text:p text:style-name="P36">Th<text:span text:style-name="T22">e</text:span> message is not only received by Bob, but it is broadcasted to all the nodes in the network. </text:p>
      <text:p text:style-name="P39"/>
      <text:p text:style-name="P39">At the time of writing there are more than 5400 so called “full nodes” in the bitcoin network.</text:p>
      <text:p text:style-name="P39">The following step<text:span text:style-name="T34">s illustrates the process that takes place when Alice is sending a</text:span> bitcoin transaction <text:span text:style-name="T34">to Bob</text:span>:</text:p>
      <text:p text:style-name="P39"/>
      <text:p text:style-name="P39">1. When Alice is broadcasting her signed message (= bitcoin transaction), it will be picked up by some of the full nodes <text:span text:style-name="T29">in the network</text:span>.</text:p>
      <text:p text:style-name="P39"/>
      <text:p text:style-name="P39"><text:span text:style-name="T79">2. </text:span><text:span text:style-name="T80">These</text:span><text:span text:style-name="T79"> nodes will independently validate the message (transaction) </text:span><text:span text:style-name="T81">in accordance with the consensus rules. If the nodes find the message to be valid; they will broadcast the message again so that it can be picked up by other nodes on the network.</text:span></text:p>
      <text:p text:style-name="P39"/>
      <text:p text:style-name="P40">3. Some other nodes on the network picks up the message, and this proces<text:span text:style-name="T41">s</text:span> continues until all 5400 nodes have independently <text:span text:style-name="T66">validated</text:span> and re-broadcasted the message <text:span text:style-name="T34">(transaction)</text:span></text:p>
      <text:p text:style-name="P8"/>
      <text:p text:style-name="P40">4. At some point a miner will succeed in constructing a valid block that includes the message (transaction) from Alice. To make this happen the miner must bear the cost of an enormous amount of electricity.</text:p>
      <text:p text:style-name="P40"/>
      <text:p text:style-name="P41">5. The miner will now broadcast this new<text:span text:style-name="T41">ly found</text:span> block. <text:span text:style-name="T41">The new block</text:span> will be picked up by some of the full nodes. The nodes will independently validate the block and all its content.</text:p>
      <text:p text:style-name="P41"><text:soft-page-break/>By doing this they are also validating the message <text:span text:style-name="T66">(transaction) </text:span>from Alice<text:span text:style-name="T34"> for a second time</text:span>. </text:p>
      <text:p text:style-name="P40">If the nodes find the block to be valid (in accordance with the consensus rules) they will broadcast the block again so that other nodes can also receive the block.</text:p>
      <text:p text:style-name="P40"/>
      <text:p text:style-name="P40">6. Other nodes <text:span text:style-name="T77">will </text:span>pick up the block, validate and broadcast.</text:p>
      <text:p text:style-name="P40">This process continues until all the nodes in the network have independently validated the block and thereby <text:span text:style-name="T34">also </text:span>validated the message (transaction) from Alice <text:span text:style-name="T34">for a</text:span> second time.</text:p>
      <text:p text:style-name="P40"/>
      <text:p text:style-name="P40"><text:span text:style-name="T24">The six</text:span> steps above <text:span text:style-name="T24">demonstrates</text:span> that a normal bitcoin transaction <text:span text:style-name="T24">from Alice to Bob</text:span> actually i<text:span text:style-name="T65">nvolves</text:span> ever<text:span text:style-name="T34">yone</text:span> <text:span text:style-name="T66">on</text:span> the network. </text:p>
      <text:p text:style-name="P43">The message is independently validated two times by 5400 nodes (= 10 800 validations)</text:p>
      <text:p text:style-name="P40"/>
      <text:p text:style-name="P40">Despite this we <text:span text:style-name="T41">are </text:span>still call<text:span text:style-name="T41">ing</text:span> it a “per-to-per transaction” because the actual <text:span text:style-name="T25">ownership of value</text:span> is transferred directly from Alice to Bob* </text:p>
      <text:p text:style-name="P40">(*<text:span text:style-name="T29">B</text:span>ut everyone still needs to help by updating their local copy <text:span text:style-name="T24">of the </text:span>ledger) <text:s text:c="2"/></text:p>
      <text:p text:style-name="P40"/>
      <text:p text:style-name="P42">Conclusion:</text:p>
      <text:p text:style-name="P42">A bitcoin transaction is <text:span text:style-name="T34">just</text:span> a signed message.</text:p>
      <text:p text:style-name="P42"/>
      <text:p text:style-name="P42">So lets say that Alice want<text:span text:style-name="T41">s</text:span> to send 1 bitcoin to Bob within a Lightning Channel.</text:p>
      <text:p text:style-name="P42">Alice is storing some of her money in a “2 of 2” multi-signature address. </text:p>
      <text:p text:style-name="P42">Alice and Bob will both sign a message that transfers the ownership of 1 bitcoin from Alice to Bob. </text:p>
      <text:p text:style-name="P42">This message <text:span text:style-name="T25">is </text:span><text:span text:style-name="T26">a valid bitcoin transaction</text:span>, but it is <text:span text:style-name="T25">not broadcasted to the bitcoin network</text:span>. </text:p>
      <text:p text:style-name="P42"/>
      <text:p text:style-name="P42">Instead Alice and Bob <text:span text:style-name="T41">both </text:span>store the transaction (message) locally. </text:p>
      <text:p text:style-name="P54"/>
      <text:p text:style-name="P42"><text:span text:style-name="T25">From Bob’s point of view this “</text:span><text:span text:style-name="T27">double-signed </text:span><text:span text:style-name="T25">message” has a monetary value of 1 bitcoin.</text:span> </text:p>
      <text:p text:style-name="P42">The monetary value of 1 bitcoin comes from the fact that Bob can spend <text:span text:style-name="T29">the</text:span> money </text:p>
      <text:p text:style-name="P42"><text:span text:style-name="T26">on-chain</text:span> <text:span text:style-name="T29">at any time </text:span>by simply <text:span text:style-name="T25">broadcasting the message to the bitcoin network</text:span>.</text:p>
      <text:p text:style-name="P42"/>
      <text:p text:style-name="P42">Bitcoin transaction = Signed message = Lightning transaction</text:p>
      <text:p text:style-name="P42"/>
      <text:p text:style-name="P42">The purpose of any monetary transaction is to change the ownership of value.</text:p>
      <text:p text:style-name="P42">In the bitcoin network we change the ownership of value by the use of <text:span text:style-name="T25">signed messages</text:span></text:p>
      <text:p text:style-name="P42"/>
      <text:p text:style-name="P42">A Lightning transaction is a<text:span text:style-name="T25"> </text:span><text:span text:style-name="T27">double-</text:span><text:span text:style-name="T25">signed message,</text:span> </text:p>
      <text:p text:style-name="P55">therefore a Lightning transaction is a real bitcoin transaction</text:p>
      <text:p text:style-name="P55"/>
      <text:p text:style-name="P49"/>
      <text:p text:style-name="P49">Q <text:span text:style-name="T37">15</text:span>:</text:p>
      <text:p text:style-name="P50">I have heard that there will be some fees involved in the L<text:span text:style-name="T67">ightning Network..</text:span> </text:p>
      <text:p text:style-name="P50"><text:span text:style-name="T74">W</text:span>ho will be collecting those fees?</text:p>
      <text:p text:style-name="P9"/>
      <text:p text:style-name="P9">A: </text:p>
      <text:p text:style-name="P9">Potentially <text:span text:style-name="T36">anyone</text:span> who <text:span text:style-name="T36">is</text:span> run<text:span text:style-name="T36">ning</text:span> a Lightning-node.</text:p>
      <text:p text:style-name="P9">Example:</text:p>
      <text:p text:style-name="P9">Alice wants to send money to Carol, but Alice does <text:span text:style-name="T74">not</text:span> have an open channel with Carol.</text:p>
      <text:p text:style-name="P9">But Alice has an open channel with Bob, and Bob has an open channel with Carol. </text:p>
      <text:p text:style-name="P9">Instead of opening a new channel with Carol, Alice can route the payment trough Bob:</text:p>
      <text:p text:style-name="P9">Alice - Bob - Carol.</text:p>
      <text:p text:style-name="P9"/>
      <text:p text:style-name="P9">In this scenario <text:span text:style-name="T67">it is possible for </text:span>Bob <text:span text:style-name="T67">to </text:span>take a small fee.</text:p>
      <text:p text:style-name="P44"><text:soft-page-break/><text:span text:style-name="T28">16 </text:span><text:span text:style-name="T25">Q:</text:span></text:p>
      <text:p text:style-name="P58">In the above scenario; <text:span text:style-name="T11">what is</text:span> prevent<text:span text:style-name="T11">ing</text:span> Bob from <text:span text:style-name="T14">just </text:span>stealing the money <text:span text:style-name="T12">in transit</text:span>?</text:p>
      <text:p text:style-name="P9"/>
      <text:p text:style-name="P44">Short A:</text:p>
      <text:p text:style-name="P44">Bob is actually paying out to Carol first, and then afterwards Bob will get his money back from Alice. </text:p>
      <text:p text:style-name="P44"/>
      <text:p text:style-name="P44">Long A:</text:p>
      <text:p text:style-name="P44"><text:span text:style-name="T9">1. </text:span>Carol starts the process by producing a random number <text:span text:style-name="T9">( R ) </text:span>that she will keep <text:span text:style-name="T15">as a</text:span> <text:span text:style-name="T74">temporary </text:span>secret.</text:p>
      <text:p text:style-name="P44"/>
      <text:p text:style-name="P16">2. Carol <text:span text:style-name="T11">then </text:span>generates a hash <text:span text:style-name="T16">( H )</text:span> of R</text:p>
      <text:p text:style-name="P16"><text:s/></text:p>
      <text:p text:style-name="P16">3. Carol gives H to Alice</text:p>
      <text:p text:style-name="P16"/>
      <text:p text:style-name="P16">4. Alice <text:span text:style-name="T10">construct a special transaction that can transfer money from Alice to Bob. But this transaction is only valid if R is included. At this point the transaction is not valid due to the lack of R. Alice also gives H to Bob, and Bob knows that H is the hash of the missing component R.</text:span></text:p>
      <text:p text:style-name="P16"/>
      <text:p text:style-name="P17">5. Bob will now construct another special transaction tha<text:span text:style-name="T78">t</text:span> can transfer the money from Bob to Carol. <text:span text:style-name="T10">But this transaction is </text:span>also <text:span text:style-name="T10">only valid if R is included. At this point the transaction is not valid </text:span>since Bo<text:span text:style-name="T13">b</text:span> does not <text:span text:style-name="T74">have access</text:span> R.</text:p>
      <text:p text:style-name="P17"/>
      <text:p text:style-name="P17">6. Carol <text:span text:style-name="T13">want her money, so she </text:span>reveal<text:span text:style-name="T17">s</text:span> R to Bob; <text:span text:style-name="T17">thereby making the transaction valid</text:span>.</text:p>
      <text:p text:style-name="P17"/>
      <text:p text:style-name="P17">7. Since Bob is already in possession of the transaction made by Alice, he can just include R and that transaction <text:span text:style-name="T13">also</text:span> becomes valid. Bob knows that he ha<text:span text:style-name="T41">s</text:span> been given the correct R because he can check that H is the hash of R.</text:p>
      <text:p text:style-name="P17"/>
      <text:p text:style-name="P17">8. At the same time Bob also reveals R to Alice.</text:p>
      <text:p text:style-name="P56">Alice can now use R as proof that she h<text:span text:style-name="T13">as</text:span> paid Carol (R <text:span text:style-name="T13">becomes</text:span> <text:span text:style-name="T13">the</text:span> receipt) </text:p>
      <text:p text:style-name="P48"/>
      <text:p text:style-name="P48"/>
      <text:p text:style-name="P2"><text:span text:style-name="T25">Q </text:span><text:span text:style-name="T28">17</text:span><text:span text:style-name="T25">: </text:span></text:p>
      <text:p text:style-name="P48">Where can I find more information about Lightning?</text:p>
      <text:p text:style-name="P2"/>
      <text:p text:style-name="P2"/>
      <text:p text:style-name="P2">A: </text:p>
      <text:p text:style-name="P3"><text:a xlink:type="simple" xlink:href="http://lightning.network/" text:style-name="Internet_20_link" text:visited-style-name="Visited_20_Internet_20_Link"><text:span text:style-name="T2">http://lightning.network/</text:span></text:a></text:p>
      <text:p text:style-name="P3"><text:s/></text:p>
      <text:p text:style-name="P14"><text:a xlink:type="simple" xlink:href="https://letstalkbitcoin.com/blog/post/lets-talk-bitcoin-286-drinks-on-a-lightning-network" text:style-name="Internet_20_link" text:visited-style-name="Visited_20_Internet_20_Link">https://letstalkbitcoin.com/blog/post/lets-talk-bitcoin-286-drinks-on-a-lightning-network</text:a></text:p>
      <text:p text:style-name="P14"/>
      <text:p text:style-name="P1"><text:a xlink:type="simple" xlink:href="https://letstalkbitcoin.com/blog/post/the-lightning-network-elidhdicacs" text:style-name="Internet_20_link" text:visited-style-name="Visited_20_Internet_20_Link">https://letstalkbitcoin.com/blog/post/the-lightning-network-elidhdicacs</text:a></text:p>
      <text:p text:style-name="P1"/>
      <text:p text:style-name="P68"><text:a xlink:type="simple" xlink:href="https://github.com/lightningnetwork/lightning-rfc/blob/master/00-introduction.md" text:style-name="Internet_20_link" text:visited-style-name="Visited_20_Internet_20_Link">https://github.com/lightningnetwork/lightning-rfc/blob/master/00-introduction.md</text:a></text:p>
      <text:p text:style-name="P68"/>
      <text:p text:style-name="P69"><text:a xlink:type="simple" xlink:href="https://www.youtube.com/watch?v=8zVzw912wPo" text:style-name="Internet_20_link" text:visited-style-name="Visited_20_Internet_20_Link">https://www.youtube.com/watch?v=8zVzw912wPo</text:a></text:p>
      <text:p text:style-name="P69"/>
      <text:p text:style-name="P6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3:07:39.818992000</meta:creation-date>
    <meta:editing-duration>PT1H26M45S</meta:editing-duration>
    <meta:editing-cycles>12</meta:editing-cycles>
    <meta:generator>LibreOffice/5.1.3.2$MacOSX_X86_64 LibreOffice_project/644e4637d1d8544fd9f56425bd6cec110e49301b</meta:generator>
    <dc:date>2016-12-18T16:59:55.614414000</dc:date>
    <meta:document-statistic meta:table-count="0" meta:image-count="0" meta:object-count="0" meta:page-count="6" meta:paragraph-count="175" meta:word-count="2217" meta:character-count="13010" meta:non-whitespace-character-count="10885"/>
  </office:meta>
</office:document-meta>
</file>